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4.3cm" svg:height="5.7cm" svg:x="2.2cm" svg:y="4.3cm">
          <text:p text:style-name="P1">Page</text:p>
          <text:p text:style-name="P1">d'accue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cm" svg:height="5.7cm" svg:x="2.1cm" svg:y="15.9cm">
          <text:p text:style-name="P1">Page</text:p>
          <text:p text:style-name="P1">de génération</text:p>
          <text:p text:style-name="P1">d'affi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9cm" svg:y1="15.9cm" svg:x2="3.9cm" svg:y2="10cm">
          <text:p/>
        </draw:line>
        <draw:line draw:style-name="gr2" draw:text-style-name="P1" draw:layer="layout" svg:x1="4.9cm" svg:y1="10cm" svg:x2="4.9cm" svg:y2="15.9cm">
          <text:p/>
        </draw:line>
        <draw:frame draw:style-name="gr3" draw:text-style-name="P2" draw:layer="layout" svg:width="3.3cm" svg:height="1.361cm" svg:x="1.5cm" svg:y="11.839cm">
          <draw:text-box>
            <text:p text:style-name="P2"><text:s text:c="6"/>Se connecter</text:p>
          </draw:text-box>
        </draw:frame>
        <draw:frame draw:style-name="gr3" draw:text-style-name="P2" draw:layer="layout" svg:width="3.3cm" svg:height="1.361cm" svg:x="4.8cm" svg:y="11.8cm">
          <draw:text-box>
            <text:p text:style-name="P2"><text:s text:c="6"/>Se déconnecter</text:p>
          </draw:text-box>
        </draw:frame>
        <draw:custom-shape draw:style-name="gr1" draw:text-style-name="P1" draw:layer="layout" svg:width="4.3cm" svg:height="5.7cm" svg:x="11.2cm" svg:y="4.3cm">
          <text:p text:style-name="P1">Page</text:p>
          <text:p text:style-name="P1">de</text:p>
          <text:p text:style-name="P1">récupération</text:p>
          <text:p text:style-name="P1">de l'identifi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2cm" svg:y1="6cm" svg:x2="6.4cm" svg:y2="6cm">
          <text:p/>
        </draw:line>
        <draw:line draw:style-name="gr2" draw:text-style-name="P1" draw:layer="layout" svg:x1="6.5cm" svg:y1="8.1cm" svg:x2="11.2cm" svg:y2="8.1cm">
          <text:p/>
        </draw:line>
        <draw:frame draw:style-name="gr4" draw:text-style-name="P2" draw:layer="layout" svg:width="1.992cm" svg:height="0.806cm" svg:x="7.808cm" svg:y="7.3cm">
          <draw:text-box>
            <text:p text:style-name="P2">Retour</text:p>
          </draw:text-box>
        </draw:frame>
        <draw:frame draw:style-name="gr4" draw:text-style-name="P2" draw:layer="layout" svg:width="4.532cm" svg:height="0.806cm" svg:x="6.6cm" svg:y="5cm">
          <draw:text-box>
            <text:p text:style-name="P2"><text:span text:style-name="T1">Identifiant oublié ?</text:span></text:p>
          </draw:text-box>
        </draw:frame>
        <draw:custom-shape draw:style-name="gr1" draw:text-style-name="P1" draw:layer="layout" svg:width="4.3cm" svg:height="5.7cm" svg:x="11.2cm" svg:y="15.9cm">
          <text:p text:style-name="P1">Page</text:p>
          <text:p text:style-name="P1">d'édition</text:p>
          <text:p text:style-name="P1">du prof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4cm" svg:y1="17.6cm" svg:x2="11.2cm" svg:y2="17.6cm">
          <text:p/>
        </draw:line>
        <draw:line draw:style-name="gr2" draw:text-style-name="P1" draw:layer="layout" svg:x1="11.2cm" svg:y1="19.5cm" svg:x2="6.4cm" svg:y2="19.5cm">
          <text:p/>
        </draw:line>
        <draw:frame draw:style-name="gr4" draw:text-style-name="P2" draw:layer="layout" svg:width="1.632cm" svg:height="0.806cm" svg:x="8cm" svg:y="18.794cm">
          <draw:text-box>
            <text:p><text:span text:style-name="T1">Profil</text:span></text:p>
          </draw:text-box>
        </draw:frame>
        <draw:frame draw:style-name="gr4" draw:text-style-name="P2" draw:layer="layout" svg:width="1.992cm" svg:height="0.806cm" svg:x="7.8cm" svg:y="16.8cm">
          <draw:text-box>
            <text:p><text:span text:style-name="T1">Retour</text:span></text:p>
          </draw:text-box>
        </draw:frame>
        <draw:line draw:style-name="gr2" draw:text-style-name="P1" draw:layer="layout" svg:x1="6.1cm" svg:y1="9.9cm" svg:x2="13.4cm" svg:y2="15.8cm">
          <text:p/>
        </draw:line>
        <draw:frame draw:style-name="gr4" draw:text-style-name="P2" draw:layer="layout" svg:width="3.233cm" svg:height="1.361cm" svg:x="9.767cm" svg:y="11.9cm">
          <draw:text-box>
            <text:p><text:span text:style-name="T1"><text:s text:c="5"/></text:span><text:span text:style-name="T1">Se</text:span></text:p>
            <text:p><text:span text:style-name="T1">déconnecte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9T19:16:30</meta:creation-date>
    <dc:date>2012-03-29T20:23:04</dc:date>
    <meta:editing-duration>PT51M14S</meta:editing-duration>
    <meta:editing-cycles>1</meta:editing-cycles>
    <meta:document-statistic meta:object-count="18"/>
    <meta:generator>LibreOffice/3.4$Unix LibreOffice_project/340m1$Build-402</meta:generator>
  </office:meta>
</office:document-meta>
</file>